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960000013EDB6AC0DB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5cm" svg:height="2.25cm" svg:x="3.25cm" svg:y="4.5cm">
          <draw:text-box>
            <text:p>Hello there!</text:p>
          </draw:text-box>
        </draw:frame>
        <draw:frame draw:style-name="gr2" draw:text-style-name="P2" draw:layer="layout" svg:width="18.999cm" svg:height="3.582cm" svg:x="1.501cm" svg:y="8.168cm">
          <draw:image xlink:href="Pictures/10000001000006960000013EDB6AC0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9:52:24.283327000</meta:creation-date>
    <dc:date>2026-01-09T09:53:07.620884000</dc:date>
    <meta:editing-duration>PT43S</meta:editing-duration>
    <meta:editing-cycles>1</meta:editing-cycles>
    <meta:document-statistic meta:object-count="2"/>
    <meta:generator>LibreOffice/25.8.4.2$MacOSX_AARCH64 LibreOffice_project/290daaa01b999472f0c7a3890eb6a550fd74c6df</meta:generator>
  </office:meta>
</office:document-meta>
</file>